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questions.</text:p>
      <text:p text:style-name="Standard">ANSWER 2-&gt; we name the classes on the basis of BEM naming convention in this naming convention we use block element and modifier .</text:p>
      <text:p text:style-name="Standard">Block - block represents the standalone entity on the page like div tag.in this block we have many takes like heading tag, images paragraphs etc.we name the block classes on the basis of what the block elements hold.</text:p>
      <text:p text:style-name="Standard">Element - the specific element in the block to which we want to add css.</text:p>
      <text:p text:style-name="Standard">Modifier- here modifier is the css or beauty that we want to add to that particular element.</text:p>
      <text:p text:style-name="Standard">So BEM makes it easy to understand which block ,and <text:s/>in which element the class belongs.</text:p>
      <text:p text:style-name="Standard">General syntax of writing BEM class name is .block__element--modif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122" meta:character-count="688" meta:non-whitespace-character-count="573"/>
    <meta:generator>LibreOfficeDev/6.0.5.2$Linux_X86_64 LibreOffice_project/</meta:generator>
  </office:meta>
</office:document-meta>
</file>